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aca6" draw:textarea-horizontal-align="justify" draw:textarea-vertical-align="middle" draw:auto-grow-height="false" fo:min-height="1.35cm" fo:min-width="3.984cm"/>
    </style:style>
    <style:style style:name="gr2" style:family="graphic" style:parent-style-name="standard">
      <style:graphic-properties draw:fill-color="#81aca6" draw:textarea-horizontal-align="justify" draw:textarea-vertical-align="middle" draw:auto-grow-height="false" fo:min-height="1.35cm" fo:min-width="4.648cm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1.35cm" fo:min-width="7.221cm"/>
    </style:style>
    <style:style style:name="gr4" style:family="graphic" style:parent-style-name="standard">
      <style:graphic-properties draw:fill-color="#81aca6" draw:textarea-horizontal-align="justify" draw:textarea-vertical-align="middle" draw:auto-grow-height="false" fo:min-height="1.35cm" fo:min-width="6.7cm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2.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65cm" fo:min-width="2.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85cm" fo:min-width="5.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15cm" fo:min-width="3.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35cm" fo:min-width="3.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85cm" fo:min-width="6.1cm"/>
      <style:paragraph-properties style:writing-mode="lr-tb"/>
    </style:style>
    <style:style style:name="P1" style:family="paragraph">
      <loext:graphic-properties draw:fill-color="#81aca6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484cm" svg:height="1.6cm" draw:transform="rotate (0.349065850398866) translate (15.987cm 7.46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48cm" svg:height="1.6cm" draw:transform="rotate (2.32582576120764) translate (19.235cm 1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721cm" svg:height="1.6cm" draw:transform="rotate (1.5707963267949) translate (13.3cm 15.72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721cm" svg:height="1.6cm" svg:x="4.898cm" svg:y="10.5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2cm" svg:height="1.6cm" svg:x="4.6cm" svg:y="7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3cm" svg:height="2.5cm" svg:x="1.9cm" svg:y="7cm">
          <text:p text:style-name="P2">Jitsi 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3cm" svg:height="3.9cm" svg:x="1.9cm" svg:y="10.3cm">
          <text:p text:style-name="P2">Jitsi 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8cm" svg:height="4.1cm" svg:x="11.3cm" svg:y="6.9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6cm" svg:height="2.4cm" svg:x="19.6cm" svg:y="5.6cm">
          <text:p text:style-name="P2">Osna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7cm" svg:height="2.6cm" svg:x="18.9cm" svg:y="12.3cm">
          <text:p text:style-name="P2">Westwood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6cm" svg:height="2.1cm" svg:x="10.9cm" svg:y="14cm">
          <text:p text:style-name="P2">Haxk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7:51:19.988686490</meta:creation-date>
    <dc:date>2020-11-06T17:58:29.221039544</dc:date>
    <meta:editing-duration>PT7M9S</meta:editing-duration>
    <meta:editing-cycles>1</meta:editing-cycles>
    <meta:document-statistic meta:object-count="11"/>
    <meta:generator>LibreOffice/6.4.6.2$Linux_X86_64 LibreOffice_project/40$Build-2</meta:generator>
  </office:meta>
</office:document-meta>
</file>